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column table:style-name="co2" table:number-columns-repeated="2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30deg</text:p>
          </table:table-cell>
          <table:table-cell table:style-name="ce3" office:value-type="string" calcext:value-type="string">
            <text:p>45deg</text:p>
          </table:table-cell>
          <table:table-cell table:style-name="ce3" office:value-type="string" calcext:value-type="string">
            <text:p>60deg</text:p>
          </table:table-cell>
          <table:table-cell table:style-name="ce3"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albi_himbeer_juic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_spoo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_bowl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_dotted_plat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_mug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_plastic_bowl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puccio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ffee_el_bryg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k_blue_plastic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k_red_plastic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k_ycb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ying_pa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a_curry_ketchup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_milch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d_salz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elloggs_toppas_mini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oggs_corn_flakes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nife_blue_plastic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ife_red_plastic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ife_ycb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usper_schoko_kek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ux_mug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n_cereal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ken_salz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ersalz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damin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squik_cereal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cake_make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anner_grune_icetea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anner_pfirsch_icetea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cher_whit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cher_yellow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gle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gles_paprika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gles_vineg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_spotted_bowl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_spotted_cup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_spotted_plat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ne_butter_milch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tted_spatula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ja_milch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tula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tzen_reis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aste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ato_al_gusto_basilikum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omato_sauce_oro_di_parma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lmilch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_bowl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llow_plat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bferka </meta:initial-creator>
    <meta:creation-date>2016-07-08T08:46:52.687276669</meta:creation-date>
    <meta:printed-by>bbferka </meta:printed-by>
    <meta:print-date>2016-07-08T08:50:17.166916724</meta:print-date>
    <dc:date>2016-07-08T08:53:09.976410020</dc:date>
    <dc:creator>bbferka </dc:creator>
    <meta:editing-duration>P0D</meta:editing-duration>
    <meta:editing-cycles>1</meta:editing-cycles>
    <meta:document-statistic meta:table-count="1" meta:cell-count="112" meta:object-count="0"/>
    <meta:generator>LibreOffice/4.2.8.2$Linux_X86_64 LibreOffice_project/420m0$Build-2</meta:generator>
  </office:meta>
</office:document-meta>
</file>